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.499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.074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ro5" style:family="table-row">
      <style:table-row-properties style:row-height="0.81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4c7dc" style:text-align-source="fix" style:repeat-content="false" fo:wrap-option="no-wrap" style:vertical-align="middle"/>
      <style:paragraph-properties fo:text-align="center" fo:margin-left="0cm"/>
      <style:text-properties fo:color="#2a6099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none" fo:background-color="#ffffa6" style:text-align-source="fix" style:repeat-content="false" fo:wrap-option="no-wrap" fo:border-left="0.74pt solid #dee6ef" fo:border-right="none" fo:border-top="0.74pt solid #dee6ef" style:vertical-align="middle"/>
      <style:paragraph-properties fo:text-align="center" fo:margin-left="0cm"/>
      <style:text-properties fo:color="#729fcf" fo:font-size="12pt" style:text-underline-style="none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fo:border-bottom="0.74pt solid #dee6ef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none" fo:background-color="#dee6ef" style:text-align-source="fix" style:repeat-content="false" fo:wrap-option="no-wrap" fo:border-left="0.74pt solid #dee6ef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no-wrap" fo:border-left="0.74pt fine-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31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3" style:family="table-cell" style:parent-style-name="Default">
      <style:table-cell-properties fo:border-bottom="none" fo:background-color="#ffffa6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46" style:family="table-cell" style:parent-style-name="Default">
      <style:table-cell-properties fo:border-bottom="0.74pt dashed #dee6ef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order-bottom="0.74pt solid #dee6ef" style:text-align-source="fix" style:repeat-content="false" fo:wrap-option="no-wrap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8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49" style:family="table-cell" style:parent-style-name="Default">
      <style:table-cell-properties fo:border-bottom="none" fo:background-color="#ffffa6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53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54" style:family="table-cell" style:parent-style-name="Default">
      <style:table-cell-properties fo:border-bottom="0.74pt dashed #dee6ef" style:text-align-source="fix" style:repeat-content="false" fo:wrap-option="no-wrap" fo:border-left="0.74pt soli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68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ize="7pt" fo:font-style="normal" style:font-size-asian="7pt" style:font-style-asian="normal" style:font-size-complex="7pt" style:font-style-complex="normal"/>
    </style:style>
    <style:style style:name="ce7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fo:font-style="normal" style:font-size-asian="7pt" style:font-style-asian="normal" style:font-size-complex="7pt" style:font-style-complex="normal"/>
    </style:style>
    <style:style style:name="ce57" style:family="table-cell" style:parent-style-name="Default">
      <style:table-cell-properties fo:border-bottom="none" fo:background-color="#ffffa6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fo:background-color="#ffffa6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</style:style>
    <style:style style:name="ce60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0.74pt dashed #dee6ef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64" style:family="table-cell" style:parent-style-name="Default" style:data-style-name="N110">
      <style:table-cell-properties fo:border-bottom="0.74pt dashed #dee6ef" style:text-align-source="fix" style:repeat-content="false" fo:wrap-option="no-wrap" fo:border-left="none" fo:border-right="0.74pt solid #dee6ef" fo:border-top="0.74pt dashed #dee6ef" style:vertical-align="middle"/>
      <style:paragraph-properties fo:text-align="start" fo:margin-left="0cm"/>
      <style:text-properties fo:color="#ff0000" fo:font-size="7pt" style:font-size-asian="7pt" style:font-size-complex="7pt"/>
    </style:style>
    <style:style style:name="ce83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</style:style>
    <style:style style:name="ce84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86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fo:font-style="normal" style:font-size-asian="7pt" style:font-style-asian="normal" style:font-size-complex="7pt" style:font-style-complex="normal"/>
    </style:style>
    <style:style style:name="ce87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4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71" style:family="table-cell" style:parent-style-name="Default" style:data-style-name="N3">
      <style:table-cell-properties fo:border-bottom="0.74pt dashed #dee6ef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92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color="#ff0000" fo:font-size="7pt" style:font-size-asian="7pt" style:font-size-complex="7pt"/>
    </style:style>
    <style:style style:name="ce96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color="#ff0000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0.74pt dashed #dee6ef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7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0.74pt solid #dee6ef" style:vertical-align="middle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fo:background-color="#ffffd7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102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85" style:family="table-cell" style:parent-style-name="Default">
      <style:table-cell-properties fo:border-bottom="0.74pt dashed #dee6ef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10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10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fo:font-weight="normal" style:font-size-asian="7pt" style:font-weight-asian="normal" style:font-size-complex="7pt" style:font-weight-complex="normal"/>
    </style:style>
    <style:style style:name="ce106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vertical-align="middle"/>
      <style:paragraph-properties fo:text-align="center" fo:margin-left="0cm"/>
      <style:text-properties fo:color="#c9211e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2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91" style:family="table-cell" style:parent-style-name="Default">
      <style:table-cell-properties fo:border-bottom="none" fo:background-color="#ffffa6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color="#2a6099"/>
    </style:style>
    <style:style style:name="ce11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color="#2a6099"/>
    </style:style>
    <style:style style:name="ce93" style:family="table-cell" style:parent-style-name="Default">
      <style:table-cell-properties fo:border-bottom="none" fo:background-color="#ffffa6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</style:style>
    <style:style style:name="ce112" style:family="table-cell" style:parent-style-name="Default">
      <style:table-cell-properties fo:border-bottom="0.74pt solid #dee6ef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13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116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>
      <style:text-properties fo:font-size="7pt" style:font-size-asian="7pt" style:font-size-complex="7pt"/>
    </style:style>
    <style:style style:name="T1" style:family="text">
      <style:text-properties fo:font-size="10.5pt" fo:font-weight="normal" style:font-size-asian="10.5pt" style:font-size-complex="10.5pt" style:font-weight-asian="normal" style:font-weight-complex="normal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ep 2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2" table:default-cell-style-name="ce2"/>
        <table:table-column table:style-name="co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number-columns-repeated="989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MP web-app</text:p>
            <text:p><text:span text:style-name="T1">step 2</text:span></text:p>
            <text:p/>
            <text:p><text:span text:style-name="T2">( version 6)</text:span></text:p>
          </table:table-cell>
          <table:covered-table-cell table:style-name="ce1"/>
          <table:covered-table-cell table:number-columns-repeated="32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3">
          <table:table-cell table:style-name="ce12" office:value-type="string" calcext:value-type="string" table:number-columns-spanned="34" table:number-rows-spanned="1">
            <text:p>INFORMAÇÕES GERAIS</text:p>
          </table:table-cell>
          <table:covered-table-cell table:style-name="ce33"/>
          <table:covered-table-cell table:style-name="ce49" office:value-type="string" calcext:value-type="string">
            <text:p>SOBRE</text:p>
          </table:covered-table-cell>
          <table:covered-table-cell table:number-columns-repeated="13" table:style-name="ce33"/>
          <table:covered-table-cell table:style-name="ce57"/>
          <table:covered-table-cell table:style-name="ce33"/>
          <table:covered-table-cell table:number-columns-repeated="11" table:style-name="ce59"/>
          <table:covered-table-cell table:style-name="ce91" office:value-type="string" calcext:value-type="string">
            <text:p>0.1.14</text:p>
          </table:covered-table-cell>
          <table:covered-table-cell table:number-columns-repeated="3" table:style-name="ce59"/>
          <table:covered-table-cell table:style-name="ce93"/>
          <table:table-cell table:number-columns-repeated="990"/>
        </table:table-row>
        <table:table-row table:style-name="ro4">
          <table:table-cell table:style-name="ce5"/>
          <table:table-cell table:style-name="ce40"/>
          <table:table-cell table:style-name="ce40" table:number-columns-spanned="32" table:number-rows-spanned="1"/>
          <table:covered-table-cell table:number-columns-repeated="4" table:style-name="ce40"/>
          <table:covered-table-cell table:style-name="ce53"/>
          <table:covered-table-cell table:number-columns-repeated="10" table:style-name="ce40"/>
          <table:covered-table-cell table:style-name="ce60"/>
          <table:covered-table-cell table:style-name="ce24"/>
          <table:covered-table-cell table:style-name="ce53"/>
          <table:covered-table-cell table:style-name="ce40"/>
          <table:covered-table-cell table:style-name="ce102"/>
          <table:covered-table-cell table:number-columns-repeated="9" table:style-name="ce40"/>
          <table:covered-table-cell table:style-name="ce60"/>
          <table:covered-table-cell table:style-name="ce24"/>
          <table:table-cell table:style-name="ce51" table:number-columns-repeated="989"/>
          <table:table-cell table:style-name="ce43"/>
        </table:table-row>
        <table:table-row table:style-name="ro4">
          <table:table-cell table:style-name="ce5"/>
          <table:table-cell table:style-name="ce46"/>
          <table:table-cell table:style-name="ce46" office:value-type="string" calcext:value-type="string" table:number-columns-spanned="32" table:number-rows-spanned="1">
            <text:p>Confira todas no slack</text:p>
          </table:table-cell>
          <table:covered-table-cell table:number-columns-repeated="4" table:style-name="ce46"/>
          <table:covered-table-cell table:style-name="ce54"/>
          <table:covered-table-cell table:number-columns-repeated="10" table:style-name="ce46"/>
          <table:covered-table-cell table:style-name="ce64"/>
          <table:covered-table-cell table:style-name="ce71"/>
          <table:covered-table-cell table:style-name="ce54"/>
          <table:covered-table-cell table:style-name="ce46"/>
          <table:covered-table-cell table:style-name="ce85"/>
          <table:covered-table-cell table:number-columns-repeated="9" table:style-name="ce46"/>
          <table:covered-table-cell table:style-name="ce64"/>
          <table:covered-table-cell table:style-name="ce71"/>
          <table:table-cell table:style-name="ce51" table:number-columns-repeated="989"/>
          <table:table-cell table:style-name="ce43"/>
        </table:table-row>
        <table:table-row table:style-name="ro4">
          <table:table-cell table:style-name="ce5"/>
          <table:table-cell table:style-name="ce46"/>
          <table:table-cell table:style-name="ce46" office:value-type="string" calcext:value-type="string" table:number-columns-spanned="32" table:number-rows-spanned="1">
            <text:p>https://podeworkspace.slack.com/archives/C023NHXM63D/p1645631485058299</text:p>
          </table:table-cell>
          <table:covered-table-cell table:number-columns-repeated="4" table:style-name="ce46"/>
          <table:covered-table-cell table:style-name="ce54"/>
          <table:covered-table-cell table:number-columns-repeated="10" table:style-name="ce46"/>
          <table:covered-table-cell table:style-name="ce64"/>
          <table:covered-table-cell table:style-name="ce71"/>
          <table:covered-table-cell table:style-name="ce54"/>
          <table:covered-table-cell table:style-name="ce46"/>
          <table:covered-table-cell table:style-name="ce85"/>
          <table:covered-table-cell table:number-columns-repeated="9" table:style-name="ce46"/>
          <table:covered-table-cell table:style-name="ce64"/>
          <table:covered-table-cell table:style-name="ce71"/>
          <table:table-cell table:style-name="ce51" table:number-columns-repeated="989"/>
          <table:table-cell table:style-name="ce43"/>
        </table:table-row>
        <table:table-row table:style-name="ro4">
          <table:table-cell table:style-name="ce18"/>
          <table:table-cell table:style-name="ce47" table:number-columns-repeated="32"/>
          <table:table-cell table:style-name="ce112"/>
          <table:table-cell table:style-name="ce51" table:number-columns-repeated="989"/>
          <table:table-cell table:style-name="ce43"/>
        </table:table-row>
        <table:table-row table:style-name="ro2">
          <table:table-cell table:number-columns-repeated="1024"/>
        </table:table-row>
        <table:table-row table:style-name="ro3">
          <table:table-cell table:style-name="ce21"/>
          <table:table-cell table:style-name="ce48"/>
          <table:table-cell table:style-name="ce55" office:value-type="string" calcext:value-type="string">
            <text:p>SOBRE</text:p>
          </table:table-cell>
          <table:table-cell table:style-name="ce48" table:number-columns-repeated="13"/>
          <table:table-cell table:style-name="ce79"/>
          <table:table-cell table:style-name="ce48"/>
          <table:table-cell table:style-name="ce83" table:number-columns-repeated="11"/>
          <table:table-cell table:style-name="ce110" office:value-type="string" calcext:value-type="string" table:number-columns-spanned="4" table:number-rows-spanned="1">
            <text:p>0.1.14</text:p>
          </table:table-cell>
          <table:covered-table-cell table:number-columns-repeated="3" table:style-name="ce83"/>
          <table:table-cell table:style-name="ce113"/>
          <table:table-cell table:number-columns-repeated="990"/>
        </table:table-row>
        <table:table-row table:style-name="ro5">
          <table:table-cell table:style-name="ce25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68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68" office:value-type="string" calcext:value-type="string" table:number-columns-spanned="14" table:number-rows-spanned="1">
            <text:p>BACKEND</text:p>
          </table:table-cell>
          <table:covered-table-cell table:style-name="ce28"/>
          <table:covered-table-cell table:number-columns-repeated="11" table:style-name="ce16"/>
          <table:covered-table-cell table:style-name="ce37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53"/>
          <table:table-cell table:style-name="ce40" office:value-type="string" calcext:value-type="string">
            <text:p>/sobre</text:p>
          </table:table-cell>
          <table:table-cell table:style-name="ce40" table:number-columns-repeated="9"/>
          <table:table-cell table:style-name="ce60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53"/>
          <table:table-cell table:style-name="ce40" office:value-type="string" calcext:value-type="string">
            <text:p>GET</text:p>
          </table:table-cell>
          <table:table-cell table:style-name="ce102" office:value-type="string" calcext:value-type="string">
            <text:p>/api/public/about</text:p>
          </table:table-cell>
          <table:table-cell table:style-name="ce40" table:number-columns-repeated="9"/>
          <table:table-cell table:style-name="ce60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51" table:number-columns-repeated="989"/>
          <table:table-cell table:style-name="ce43"/>
        </table:table-row>
        <table:table-row table:style-name="ro4">
          <table:table-cell table:style-name="ce18"/>
          <table:table-cell table:style-name="ce47"/>
          <table:table-cell table:style-name="ce47" office:value-type="string" calcext:value-type="string">
            <text:p>Sobre</text:p>
          </table:table-cell>
          <table:table-cell table:style-name="ce47" table:number-columns-repeated="4"/>
          <table:table-cell table:style-name="ce18"/>
          <table:table-cell table:style-name="ce47"/>
          <table:table-cell table:style-name="ce47" office:value-type="string" calcext:value-type="string">
            <text:p>Apenas visualizar dados</text:p>
          </table:table-cell>
          <table:table-cell table:style-name="ce47" table:number-columns-repeated="10"/>
          <table:table-cell table:style-name="ce18"/>
          <table:table-cell table:style-name="ce47"/>
          <table:table-cell table:style-name="ce47" office:value-type="string" calcext:value-type="string">
            <text:p>Retornar todos dados SYSTEM</text:p>
          </table:table-cell>
          <table:table-cell table:style-name="ce47" table:number-columns-repeated="10"/>
          <table:table-cell table:style-name="ce112"/>
          <table:table-cell table:style-name="ce51" table:number-columns-repeated="989"/>
          <table:table-cell table:style-name="ce43"/>
        </table:table-row>
        <table:table-row table:style-name="ro4">
          <table:table-cell table:style-name="ce26" table:number-columns-repeated="35"/>
          <table:table-cell table:number-columns-repeated="989"/>
        </table:table-row>
        <table:table-row table:style-name="ro3">
          <table:table-cell table:style-name="ce21"/>
          <table:table-cell table:style-name="ce48"/>
          <table:table-cell table:style-name="ce55" office:value-type="string" calcext:value-type="string">
            <text:p>CONFIGURAÇÕES</text:p>
          </table:table-cell>
          <table:table-cell table:style-name="ce48" table:number-columns-repeated="13"/>
          <table:table-cell table:style-name="ce79"/>
          <table:table-cell table:style-name="ce48"/>
          <table:table-cell table:style-name="ce83" table:number-columns-repeated="11"/>
          <table:table-cell table:style-name="ce110" office:value-type="string" calcext:value-type="string" table:number-columns-spanned="4" table:number-rows-spanned="1">
            <text:p>0.1.17</text:p>
          </table:table-cell>
          <table:covered-table-cell table:number-columns-repeated="3" table:style-name="ce83"/>
          <table:table-cell table:style-name="ce113"/>
          <table:table-cell table:number-columns-repeated="990"/>
        </table:table-row>
        <table:table-row table:style-name="ro5">
          <table:table-cell table:style-name="ce27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68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68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53"/>
          <table:table-cell table:style-name="ce40" office:value-type="string" calcext:value-type="string">
            <text:p>/configuracoes/localidades</text:p>
          </table:table-cell>
          <table:table-cell table:style-name="ce40" table:number-columns-repeated="9"/>
          <table:table-cell table:style-name="ce60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53"/>
          <table:table-cell table:style-name="ce40" office:value-type="string" calcext:value-type="string">
            <text:p>GET</text:p>
          </table:table-cell>
          <table:table-cell table:style-name="ce102" office:value-type="string" calcext:value-type="string">
            <text:p>/api/public/countries</text:p>
          </table:table-cell>
          <table:table-cell table:style-name="ce40" table:number-columns-repeated="9"/>
          <table:table-cell table:style-name="ce60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 office:value-type="string" calcext:value-type="string">
            <text:p>Configurações</text:p>
          </table:table-cell>
          <table:table-cell table:style-name="ce51" table:number-columns-repeated="4"/>
          <table:table-cell table:style-name="ce31"/>
          <table:table-cell table:style-name="ce58"/>
          <table:table-cell table:style-name="ce58" office:value-type="string" calcext:value-type="string">
            <text:p>Visualizaççao com tabs “Paises” / “Estados” / “Cidades”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tornar todos dados CONFIG_COUNTRIE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office:value-type="string" calcext:value-type="string">
            <text:p>Localidades</text:p>
          </table:table-cell>
          <table:table-cell table:style-name="ce51" table:number-columns-repeated="3"/>
          <table:table-cell table:style-name="ce31"/>
          <table:table-cell table:style-name="ce58"/>
          <table:table-cell table:style-name="ce58" office:value-type="string" calcext:value-type="string">
            <text:p>Abrir tela na tab “Estados”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public/states</text:p>
          </table:table-cell>
          <table:table-cell table:style-name="ce51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8" office:value-type="string" calcext:value-type="string">
            <text:p>Cada tab, listar os dados vindos do banco de dados em tabela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tornar todos dados CONFIG_STATE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public/cities</text:p>
          </table:table-cell>
          <table:table-cell table:style-name="ce51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tornar todos dados CONFIG_CITIE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53"/>
          <table:table-cell table:style-name="ce40" office:value-type="string" calcext:value-type="string">
            <text:p>/configuracoes/permissoes</text:p>
          </table:table-cell>
          <table:table-cell table:style-name="ce40" table:number-columns-repeated="9"/>
          <table:table-cell table:style-name="ce60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53"/>
          <table:table-cell table:style-name="ce40" office:value-type="string" calcext:value-type="string">
            <text:p>GET</text:p>
          </table:table-cell>
          <table:table-cell table:style-name="ce102" office:value-type="string" calcext:value-type="string">
            <text:p>/api/public/permissions</text:p>
          </table:table-cell>
          <table:table-cell table:style-name="ce40" table:number-columns-repeated="9"/>
          <table:table-cell table:style-name="ce60" office:value-type="float" office:value="0" calcext:value-type="float" table:number-columns-spanned="2" table:number-rows-spanned="1">
            <text:p>0000</text:p>
          </table:table-cell>
          <table:covered-table-cell table:style-name="ce41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 office:value-type="string" calcext:value-type="string">
            <text:p>Configurações</text:p>
          </table:table-cell>
          <table:table-cell table:style-name="ce51" table:number-columns-repeated="4"/>
          <table:table-cell table:style-name="ce31"/>
          <table:table-cell table:style-name="ce58"/>
          <table:table-cell table:style-name="ce58" office:value-type="string" calcext:value-type="string">
            <text:p>Tabela com todas as permissões do sistema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tornar todos dados PERMISSION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office:value-type="string" calcext:value-type="string">
            <text:p>Permissões</text:p>
          </table:table-cell>
          <table:table-cell table:style-name="ce51" table:number-columns-repeated="3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/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53"/>
          <table:table-cell table:style-name="ce40" office:value-type="string" calcext:value-type="string">
            <text:p>/configuracoes/colaboradores</text:p>
          </table:table-cell>
          <table:table-cell table:style-name="ce40" table:number-columns-repeated="9"/>
          <table:table-cell table:style-name="ce60" table:number-columns-spanned="2" table:number-rows-spanned="1"/>
          <table:covered-table-cell table:style-name="ce24"/>
          <table:table-cell table:style-name="ce53"/>
          <table:table-cell table:style-name="ce40" office:value-type="string" calcext:value-type="string">
            <text:p>POST</text:p>
          </table:table-cell>
          <table:table-cell table:style-name="ce102" office:value-type="string" calcext:value-type="string">
            <text:p>/api/config/employees/departments</text:p>
          </table:table-cell>
          <table:table-cell table:style-name="ce40" table:number-columns-repeated="9"/>
          <table:table-cell table:style-name="ce60" office:value-type="string" calcext:value-type="string" table:number-columns-spanned="2" table:number-rows-spanned="1">
            <text:p>Z001</text:p>
          </table:table-cell>
          <table:covered-table-cell table:style-name="ce41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 office:value-type="string" calcext:value-type="string">
            <text:p>Configurações</text:p>
          </table:table-cell>
          <table:table-cell table:style-name="ce51" table:number-columns-repeated="4"/>
          <table:table-cell table:style-name="ce31"/>
          <table:table-cell table:style-name="ce58"/>
          <table:table-cell table:style-name="ce58" office:value-type="string" calcext:value-type="string">
            <text:p>Visualização com tabs “Departamento” / “Função”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dicionar novo departamento 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office:value-type="string" calcext:value-type="string">
            <text:p>Colaboradores</text:p>
          </table:table-cell>
          <table:table-cell table:style-name="ce51" table:number-columns-repeated="3"/>
          <table:table-cell table:style-name="ce31"/>
          <table:table-cell table:style-name="ce58"/>
          <table:table-cell table:style-name="ce58" office:value-type="string" calcext:value-type="string">
            <text:p>TAB: Departamento</text:p>
          </table:table-cell>
          <table:table-cell table:style-name="ce51" table:number-columns-repeated="8"/>
          <table:table-cell table:style-name="ce84" office:value-type="string" calcext:value-type="string" table:number-columns-spanned="2" table:number-rows-spanned="1">
            <text:p>Z001</text:p>
          </table:table-cell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CONFIG_EMPLOYEES_DEPARTMENTS</text:p>
          </table:table-cell>
          <table:table-cell table:style-name="ce51" table:number-columns-repeated="9"/>
          <table:table-cell table:style-name="ce84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8" office:value-type="string" calcext:value-type="string">
            <text:p>List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config/employees/department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Z001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office:value-type="string" calcext:value-type="string">
            <text:p>Visualiz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tornar todos dados completo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office:value-type="string" calcext:value-type="string">
            <text:p>Edit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config/employees/departments/{dep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Z001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office:value-type="string" calcext:value-type="string">
            <text:p>Cadastr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Visualiza apenas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8" office:value-type="string" calcext:value-type="string">
            <text:p>Cada departamento, possui as suas funções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PUT</text:p>
          </table:table-cell>
          <table:table-cell table:style-name="ce104" office:value-type="string" calcext:value-type="string">
            <text:p>/api/config/employees/departments/{dep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Z001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8" office:value-type="string" calcext:value-type="string">
            <text:p>TAB: Funçoes</text:p>
          </table:table-cell>
          <table:table-cell table:style-name="ce51" table:number-columns-repeated="8"/>
          <table:table-cell table:style-name="ce84" office:value-type="string" calcext:value-type="string" table:number-columns-spanned="2" table:number-rows-spanned="1">
            <text:p>Z002</text:p>
          </table:table-cell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Edita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8" office:value-type="string" calcext:value-type="string">
            <text:p>List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public/employees/departments</text:p>
          </table:table-cell>
          <table:table-cell table:style-name="ce51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office:value-type="string" calcext:value-type="string">
            <text:p>Visualiz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tornar todos departamentos <text:s/>(dados resumidos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office:value-type="string" calcext:value-type="string">
            <text:p>Edit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POST</text:p>
          </table:table-cell>
          <table:table-cell table:style-name="ce104" office:value-type="string" calcext:value-type="string">
            <text:p>/api/config/employees/departments/{depId}/occupation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Z002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office:value-type="string" calcext:value-type="string">
            <text:p>Cadastr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dicionar nova funçao para um departament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CONFIG_EMPLOYEES_OCCUPATIONS</text:p>
          </table:table-cell>
          <table:table-cell table:style-name="ce51" table:number-columns-repeated="9"/>
          <table:table-cell table:style-name="ce84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config/employees/occupation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Z002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tornar todos dados completo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Incluido objeto completo CONFIG_EMPLOYEES_DEPARTMENT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config/employees/departments/{depId}/occupation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Z002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tornar todos dados completos filtrador pelo id do department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Incluido objeto completo CONFIG_EMPLOYEES_DEPARTMENT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config/employees/departments/{depId}/occupations/{occ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Z002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Visualiza apenas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PUT</text:p>
          </table:table-cell>
          <table:table-cell table:style-name="ce104" office:value-type="string" calcext:value-type="string">
            <text:p>/api/config/employees/departments/{depId}/occupations/{occ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Z002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Edita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table:number-columns-repeated="2"/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public/employees/occupations</text:p>
          </table:table-cell>
          <table:table-cell table:style-name="ce51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18"/>
          <table:table-cell table:style-name="ce47" table:number-columns-repeated="6"/>
          <table:table-cell table:style-name="ce18"/>
          <table:table-cell table:style-name="ce47" table:number-columns-repeated="12"/>
          <table:table-cell table:style-name="ce18"/>
          <table:table-cell table:style-name="ce47"/>
          <table:table-cell table:style-name="ce47" office:value-type="string" calcext:value-type="string">
            <text:p>Retornar todos departamentos (dados resumidos)</text:p>
          </table:table-cell>
          <table:table-cell table:style-name="ce47" table:number-columns-repeated="10"/>
          <table:table-cell table:style-name="ce112"/>
          <table:table-cell table:style-name="ce51" table:number-columns-repeated="989"/>
          <table:table-cell table:style-name="ce43"/>
        </table:table-row>
        <table:table-row table:style-name="ro4">
          <table:table-cell table:style-name="ce26" table:number-columns-repeated="35"/>
          <table:table-cell table:number-columns-repeated="989"/>
        </table:table-row>
        <table:table-row table:style-name="ro3">
          <table:table-cell table:style-name="ce21"/>
          <table:table-cell table:style-name="ce48"/>
          <table:table-cell table:style-name="ce55" office:value-type="string" calcext:value-type="string">
            <text:p>EMPRESAS</text:p>
          </table:table-cell>
          <table:table-cell table:style-name="ce48" table:number-columns-repeated="13"/>
          <table:table-cell table:style-name="ce79"/>
          <table:table-cell table:style-name="ce48"/>
          <table:table-cell table:style-name="ce83" table:number-columns-repeated="11"/>
          <table:table-cell table:style-name="ce110" office:value-type="string" calcext:value-type="string" table:number-columns-spanned="4" table:number-rows-spanned="1">
            <text:p>0.1.18</text:p>
          </table:table-cell>
          <table:covered-table-cell table:number-columns-repeated="3" table:style-name="ce83"/>
          <table:table-cell table:style-name="ce113"/>
          <table:table-cell table:number-columns-repeated="990"/>
        </table:table-row>
        <table:table-row table:style-name="ro5">
          <table:table-cell table:style-name="ce27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68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68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53"/>
          <table:table-cell table:style-name="ce40" office:value-type="string" calcext:value-type="string">
            <text:p>/configuracoes/empresas</text:p>
          </table:table-cell>
          <table:table-cell table:style-name="ce40" table:number-columns-repeated="9"/>
          <table:table-cell table:style-name="ce60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53"/>
          <table:table-cell table:style-name="ce40" office:value-type="string" calcext:value-type="string">
            <text:p>GET</text:p>
          </table:table-cell>
          <table:table-cell table:style-name="ce102" office:value-type="string" calcext:value-type="string">
            <text:p>/api/companies-main/1</text:p>
          </table:table-cell>
          <table:table-cell table:style-name="ce40" table:number-columns-repeated="9"/>
          <table:table-cell table:style-name="ce60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 office:value-type="string" calcext:value-type="string">
            <text:p>Configurações</text:p>
          </table:table-cell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Visualiz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tornar todos dados 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office:value-type="string" calcext:value-type="string">
            <text:p>Empresa</text:p>
          </table:table-cell>
          <table:table-cell table:style-name="ce51" table:number-columns-repeated="3"/>
          <table:table-cell table:style-name="ce31"/>
          <table:table-cell table:style-name="ce58" office:value-type="string" calcext:value-type="string">
            <text:p>/configuracoes/empresa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A004</text:p>
          </table:table-cell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COMPANIES_MAIN</text:p>
          </table:table-cell>
          <table:table-cell table:style-name="ce51" table:number-columns-repeated="9"/>
          <table:table-cell table:style-name="ce87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Edit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PUT</text:p>
          </table:table-cell>
          <table:table-cell table:style-name="ce104" office:value-type="string" calcext:value-type="string">
            <text:p>/api/companies-main/1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A004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18"/>
          <table:table-cell table:style-name="ce47" table:number-columns-repeated="6"/>
          <table:table-cell table:style-name="ce18"/>
          <table:table-cell table:style-name="ce47" table:number-columns-repeated="12"/>
          <table:table-cell table:style-name="ce18"/>
          <table:table-cell table:style-name="ce47"/>
          <table:table-cell table:style-name="ce47" office:value-type="string" calcext:value-type="string">
            <text:p>Edita um registro</text:p>
          </table:table-cell>
          <table:table-cell table:style-name="ce47" table:number-columns-repeated="10"/>
          <table:table-cell table:style-name="ce112"/>
          <table:table-cell table:style-name="ce51" table:number-columns-repeated="989"/>
          <table:table-cell table:style-name="ce43"/>
        </table:table-row>
        <table:table-row table:style-name="ro4">
          <table:table-cell table:number-columns-repeated="1024"/>
        </table:table-row>
        <table:table-row table:style-name="ro3">
          <table:table-cell table:style-name="ce21"/>
          <table:table-cell table:style-name="ce48"/>
          <table:table-cell table:style-name="ce55" office:value-type="string" calcext:value-type="string">
            <text:p>UNIDADES</text:p>
          </table:table-cell>
          <table:table-cell table:style-name="ce48" table:number-columns-repeated="13"/>
          <table:table-cell table:style-name="ce79"/>
          <table:table-cell table:style-name="ce48"/>
          <table:table-cell table:style-name="ce83" table:number-columns-repeated="11"/>
          <table:table-cell table:style-name="ce110" office:value-type="string" calcext:value-type="string" table:number-columns-spanned="4" table:number-rows-spanned="1">
            <text:p>0.1.19</text:p>
          </table:table-cell>
          <table:covered-table-cell table:number-columns-repeated="3" table:style-name="ce83"/>
          <table:table-cell table:style-name="ce113"/>
          <table:table-cell table:number-columns-repeated="990"/>
        </table:table-row>
        <table:table-row table:style-name="ro5">
          <table:table-cell table:style-name="ce27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68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68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53"/>
          <table:table-cell table:style-name="ce40" office:value-type="string" calcext:value-type="string">
            <text:p>/unidades/create</text:p>
          </table:table-cell>
          <table:table-cell table:style-name="ce40" table:number-columns-repeated="9"/>
          <table:table-cell table:style-name="ce60" office:value-type="string" calcext:value-type="string" table:number-columns-spanned="2" table:number-rows-spanned="1">
            <text:p>B001</text:p>
          </table:table-cell>
          <table:covered-table-cell table:style-name="ce24"/>
          <table:table-cell table:style-name="ce95" office:value-type="string" calcext:value-type="string" table:number-columns-spanned="14" table:number-rows-spanned="1">
            <text:p>GERAL</text:p>
          </table:table-cell>
          <table:covered-table-cell table:style-name="ce30"/>
          <table:covered-table-cell table:style-name="ce102"/>
          <table:covered-table-cell table:number-columns-repeated="9" table:style-name="ce40"/>
          <table:covered-table-cell table:style-name="ce60"/>
          <table:covered-table-cell table:style-name="ce24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 office:value-type="string" calcext:value-type="string">
            <text:p>Cadastros</text:p>
          </table:table-cell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Cadastr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8" office:value-type="string" calcext:value-type="string">
            <text:p>POST</text:p>
          </table:table-cell>
          <table:table-cell table:style-name="ce104" office:value-type="string" calcext:value-type="string">
            <text:p>/api/companies</text:p>
          </table:table-cell>
          <table:table-cell table:style-name="ce58" table:number-columns-repeated="9"/>
          <table:table-cell table:style-name="ce87" office:value-type="string" calcext:value-type="string" table:number-columns-spanned="2" table:number-rows-spanned="1">
            <text:p>B001</text:p>
          </table:table-cell>
          <table:covered-table-cell table:style-name="ce4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office:value-type="string" calcext:value-type="string">
            <text:p>Unidades</text:p>
          </table:table-cell>
          <table:table-cell table:style-name="ce51" table:number-columns-repeated="3"/>
          <table:table-cell table:style-name="ce31"/>
          <table:table-cell table:style-name="ce58" office:value-type="string" calcext:value-type="string">
            <text:p>/unidade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2</text:p>
          </table:table-cell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Adicionar novo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List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COMPANIES</text:p>
          </table:table-cell>
          <table:table-cell table:style-name="ce51" table:number-columns-repeated="9"/>
          <table:table-cell table:style-name="ce87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unidades/{uni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3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GET</text:p>
          </table:table-cell>
          <table:table-cell table:style-name="ce105" office:value-type="string" calcext:value-type="string">
            <text:p>/api/companie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2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Visualiz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Listar todos dados 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unidades/{uni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4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GET</text:p>
          </table:table-cell>
          <table:table-cell table:style-name="ce105" office:value-type="string" calcext:value-type="string">
            <text:p>/api/companies/{com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Edit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Visualiz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unidades/{uni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5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PUT</text:p>
          </table:table-cell>
          <table:table-cell table:style-name="ce105" office:value-type="string" calcext:value-type="string">
            <text:p>/api/companies/{com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4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Ativar/Desativ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Edit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Todos os campos, exceto statu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TABS:</text:p>
          </table:table-cell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5" office:value-type="string" calcext:value-type="string">
            <text:p>/api/companies/{com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5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Geral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ivar/Desativ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Responsavel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ualiza apenas status (true/false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Tabela listando todos</text:p>
          </table:table-cell>
          <table:table-cell table:style-name="ce51" table:number-columns-repeated="8"/>
          <table:table-cell table:style-name="ce58"/>
          <table:table-cell table:style-name="ce97" office:value-type="string" calcext:value-type="string" table:number-columns-spanned="14" table:number-rows-spanned="1">
            <text:p>RESPONSAVEL (um ou mais)</text:p>
          </table:table-cell>
          <table:covered-table-cell table:style-name="ce51" office:value-type="string" calcext:value-type="string">
            <text:p>POST</text:p>
          </table:covered-table-cell>
          <table:covered-table-cell table:style-name="ce104" office:value-type="string" calcext:value-type="string">
            <text:p>/api/companies/{comId}/representative</text:p>
          </table:covered-table-cell>
          <table:covered-table-cell table:number-columns-repeated="10" table:style-name="ce51"/>
          <table:covered-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Modal cadastrar, visualizar, editar, desativ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POST</text:p>
          </table:table-cell>
          <table:table-cell table:style-name="ce104" office:value-type="string" calcext:value-type="string">
            <text:p>/api/companies/{comId}/representative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Arquivos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dicionar novo responsavel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Listagem em icones por tipo de extensão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COMPANIES_REPRESENTATIVE</text:p>
          </table:table-cell>
          <table:table-cell table:style-name="ce51" table:number-columns-repeated="9"/>
          <table:table-cell table:style-name="ce87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2"/>
          <table:table-cell table:style-name="ce51" office:value-type="string" calcext:value-type="string">
            <text:p>pdf, word, excel, imagens, audio, video</text:p>
          </table:table-cell>
          <table:table-cell table:style-name="ce51" table:number-columns-repeated="7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companies/{comId}/representative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Adicionar (upload)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Listar todos dados 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Remove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companies/{comId}/representatives/{rep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Visualiz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Obs.:</text:p>
          </table:table-cell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PUT</text:p>
          </table:table-cell>
          <table:table-cell table:style-name="ce104" office:value-type="string" calcext:value-type="string">
            <text:p>/api/companies/{comId}/representatives/{rep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4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Implantar visualizador de arquivos, para que não seja necessário usuário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Edit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realizar o downlaod dos arquivos físicos para sua maquina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Todos os campos, exceto statu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4" office:value-type="string" calcext:value-type="string">
            <text:p>/api/companies/{comId}/representatives/{rep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5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ivar/Desativ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ualiza apenas status (true/false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97" office:value-type="string" calcext:value-type="string" table:number-columns-spanned="14" table:number-rows-spanned="1">
            <text:p>ARQUIVOS (um ou mais)</text:p>
          </table:table-cell>
          <table:covered-table-cell table:style-name="ce51" office:value-type="string" calcext:value-type="string">
            <text:p>POST</text:p>
          </table:covered-table-cell>
          <table:covered-table-cell table:style-name="ce104" office:value-type="string" calcext:value-type="string">
            <text:p>/api/companies/{comId}/representative</text:p>
          </table:covered-table-cell>
          <table:covered-table-cell table:number-columns-repeated="10" table:style-name="ce51"/>
          <table:covered-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POST</text:p>
          </table:table-cell>
          <table:table-cell table:style-name="ce104" office:value-type="string" calcext:value-type="string">
            <text:p>/api/companies/{comId}/file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dicionar novo arquiv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pdf, word (doc, docx, odt), excel (xls, xlsx, sheet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imagens (jpeg, jpg, png), audio (mp3), video (mp4,abi,webm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COMPANIES_FILES</text:p>
          </table:table-cell>
          <table:table-cell table:style-name="ce51" table:number-columns-repeated="9"/>
          <table:table-cell table:style-name="ce87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companies/{comId}/file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Listar todos arquivos 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penas com status true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companies/{comId}/files/{fil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Download de um arquiv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penas com status true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4" office:value-type="string" calcext:value-type="string">
            <text:p>/api/companies/{comId}/files/{fil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B005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ivar/Desativar um arquiv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18"/>
          <table:table-cell table:style-name="ce47" table:number-columns-repeated="6"/>
          <table:table-cell table:style-name="ce18"/>
          <table:table-cell table:style-name="ce47" table:number-columns-repeated="12"/>
          <table:table-cell table:style-name="ce18"/>
          <table:table-cell table:style-name="ce47"/>
          <table:table-cell table:style-name="ce47" office:value-type="string" calcext:value-type="string">
            <text:p>Atualiza apenas status (true/false)</text:p>
          </table:table-cell>
          <table:table-cell table:style-name="ce47" table:number-columns-repeated="10"/>
          <table:table-cell table:style-name="ce112"/>
          <table:table-cell table:style-name="ce51" table:number-columns-repeated="989"/>
          <table:table-cell table:style-name="ce43"/>
        </table:table-row>
        <table:table-row table:style-name="ro4">
          <table:table-cell table:number-columns-repeated="1024"/>
        </table:table-row>
        <table:table-row table:style-name="ro3">
          <table:table-cell table:style-name="ce21"/>
          <table:table-cell table:style-name="ce48"/>
          <table:table-cell table:style-name="ce55" office:value-type="string" calcext:value-type="string">
            <text:p>COLABORADORES</text:p>
          </table:table-cell>
          <table:table-cell table:style-name="ce48" table:number-columns-repeated="13"/>
          <table:table-cell table:style-name="ce79"/>
          <table:table-cell table:style-name="ce48"/>
          <table:table-cell table:style-name="ce83" table:number-columns-repeated="11"/>
          <table:table-cell table:style-name="ce110" office:value-type="string" calcext:value-type="string" table:number-columns-spanned="4" table:number-rows-spanned="1">
            <text:p>0.1.23</text:p>
          </table:table-cell>
          <table:covered-table-cell table:number-columns-repeated="3" table:style-name="ce83"/>
          <table:table-cell table:style-name="ce113"/>
          <table:table-cell table:number-columns-repeated="990"/>
        </table:table-row>
        <table:table-row table:style-name="ro5">
          <table:table-cell table:style-name="ce27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68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68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53"/>
          <table:table-cell table:style-name="ce40" office:value-type="string" calcext:value-type="string">
            <text:p>/colaboradores/create</text:p>
          </table:table-cell>
          <table:table-cell table:style-name="ce40" table:number-columns-repeated="9"/>
          <table:table-cell table:style-name="ce60" office:value-type="string" calcext:value-type="string" table:number-columns-spanned="2" table:number-rows-spanned="1">
            <text:p>C001</text:p>
          </table:table-cell>
          <table:covered-table-cell table:style-name="ce24"/>
          <table:table-cell table:style-name="ce95" office:value-type="string" calcext:value-type="string" table:number-columns-spanned="14" table:number-rows-spanned="1">
            <text:p>GERAL</text:p>
          </table:table-cell>
          <table:covered-table-cell table:style-name="ce30"/>
          <table:covered-table-cell table:style-name="ce102"/>
          <table:covered-table-cell table:number-columns-repeated="9" table:style-name="ce40"/>
          <table:covered-table-cell table:style-name="ce60"/>
          <table:covered-table-cell table:style-name="ce24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 office:value-type="string" calcext:value-type="string">
            <text:p>Cadastros</text:p>
          </table:table-cell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Cadastr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8" office:value-type="string" calcext:value-type="string">
            <text:p>POST</text:p>
          </table:table-cell>
          <table:table-cell table:style-name="ce104" office:value-type="string" calcext:value-type="string">
            <text:p>/api/employees</text:p>
          </table:table-cell>
          <table:table-cell table:style-name="ce58" table:number-columns-repeated="9"/>
          <table:table-cell table:style-name="ce87" office:value-type="string" calcext:value-type="string" table:number-columns-spanned="2" table:number-rows-spanned="1">
            <text:p>C001</text:p>
          </table:table-cell>
          <table:covered-table-cell table:style-name="ce4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office:value-type="string" calcext:value-type="string">
            <text:p>Colaboradores</text:p>
          </table:table-cell>
          <table:table-cell table:style-name="ce51" table:number-columns-repeated="3"/>
          <table:table-cell table:style-name="ce31"/>
          <table:table-cell table:style-name="ce58" office:value-type="string" calcext:value-type="string">
            <text:p>/colaboradore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2</text:p>
          </table:table-cell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Adicionar novo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List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EMPLOYEES</text:p>
          </table:table-cell>
          <table:table-cell table:style-name="ce51" table:number-columns-repeated="9"/>
          <table:table-cell table:style-name="ce87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colaboradores/{col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3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GET</text:p>
          </table:table-cell>
          <table:table-cell table:style-name="ce105" office:value-type="string" calcext:value-type="string">
            <text:p>/api/employee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2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Visualiz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Listar todos dados 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colaboradores/{col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4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GET</text:p>
          </table:table-cell>
          <table:table-cell table:style-name="ce105" office:value-type="string" calcext:value-type="string">
            <text:p>/api/employees/{emp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Edit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Visualiz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colaboradores/{col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5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PUT</text:p>
          </table:table-cell>
          <table:table-cell table:style-name="ce105" office:value-type="string" calcext:value-type="string">
            <text:p>/api/employees/{emp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4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Ativar/Desativ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Edit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TABS:</text:p>
          </table:table-cell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Todos os campos, exceto statu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Geral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5" office:value-type="string" calcext:value-type="string">
            <text:p>/api/employees/{emp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5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Arquivos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ivar/Desativ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Listagem em icones por tipo de extensão</text:p>
          </table:table-cell>
          <table:table-cell table:style-name="ce51" table:number-columns-repeated="8"/>
          <table:table-cell table:style-name="ce58"/>
          <table:table-cell table:style-name="ce97" office:value-type="string" calcext:value-type="string" table:number-columns-spanned="14" table:number-rows-spanned="1">
            <text:p>ARQUIVOS (um ou mais)</text:p>
          </table:table-cell>
          <table:covered-table-cell table:style-name="ce51" office:value-type="string" calcext:value-type="string">
            <text:p>POST</text:p>
          </table:covered-table-cell>
          <table:covered-table-cell table:style-name="ce104" office:value-type="string" calcext:value-type="string">
            <text:p>/api/companies/{comId}/representative</text:p>
          </table:covered-table-cell>
          <table:covered-table-cell table:number-columns-repeated="10" table:style-name="ce51"/>
          <table:covered-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Adiciona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POST</text:p>
          </table:table-cell>
          <table:table-cell table:style-name="ce104" office:value-type="string" calcext:value-type="string">
            <text:p>/api/employees/{empId}/file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Remover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dicionar novo arquiv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Login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EMPLOYEES_FILES</text:p>
          </table:table-cell>
          <table:table-cell table:style-name="ce51" table:number-columns-repeated="9"/>
          <table:table-cell table:style-name="ce87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8" office:value-type="string" calcext:value-type="string">
            <text:p>Apenas exibiremos as informações (anexo employees-2-view-login)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employees/{empId}/file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LOGs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Listar todos arquivos 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employees/{empId}/files/{fil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Download de um arquiv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Obs.:</text:p>
          </table:table-cell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4" office:value-type="string" calcext:value-type="string">
            <text:p>/api/employees/{empId}/files/{fil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5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Implantar visualizador de arquivos, para que não seja necessário usuário</text:p>
          </table:table-cell>
          <table:table-cell table:style-name="Default"/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ivar/Desativar um arquiv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realizar o downlaod dos arquivos físicos para sua maquina</text:p>
          </table:table-cell>
          <table:table-cell table:style-name="Default"/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penas com status true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Default" table:number-columns-repeated="2"/>
          <table:table-cell table:style-name="ce51" table:number-columns-repeated="8"/>
          <table:table-cell table:style-name="ce58"/>
          <table:table-cell table:style-name="ce97" office:value-type="string" calcext:value-type="string" table:number-columns-spanned="14" table:number-rows-spanned="1">
            <text:p>USER</text:p>
          </table:table-cell>
          <table:covered-table-cell table:style-name="ce51" office:value-type="string" calcext:value-type="string">
            <text:p>POST</text:p>
          </table:covered-table-cell>
          <table:covered-table-cell table:style-name="ce104" office:value-type="string" calcext:value-type="string">
            <text:p>/api/companies/{comId}/representative</text:p>
          </table:covered-table-cell>
          <table:covered-table-cell table:number-columns-repeated="10" table:style-name="ce51"/>
          <table:covered-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Default" table:number-columns-repeated="2"/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employees/{empId}/user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Verifica se usuário já possui usuário, se sim, retorna as informaçõe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penas exibiremos as informações (anexo employees-2-view-login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USERS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Default" table:number-columns-repeated="2"/>
          <table:table-cell table:style-name="ce51" table:number-columns-repeated="8"/>
          <table:table-cell table:style-name="ce58"/>
          <table:table-cell table:style-name="ce97" office:value-type="string" calcext:value-type="string" table:number-columns-spanned="14" table:number-rows-spanned="1">
            <text:p>LOGS</text:p>
          </table:table-cell>
          <table:covered-table-cell table:style-name="ce51" office:value-type="string" calcext:value-type="string">
            <text:p>POST</text:p>
          </table:covered-table-cell>
          <table:covered-table-cell table:style-name="ce104" office:value-type="string" calcext:value-type="string">
            <text:p>/api/companies/{comId}/representative</text:p>
          </table:covered-table-cell>
          <table:covered-table-cell table:number-columns-repeated="10" table:style-name="ce51"/>
          <table:covered-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Default" table:number-columns-repeated="2"/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[implementado no próximo modulo]</text:p>
          </table:table-cell>
          <table:table-cell table:style-name="ce51" table:number-columns-repeated="9"/>
          <table:table-cell table:style-name="ce84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Lista todos os logs do usuário no banco de dados ordenadas por data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18"/>
          <table:table-cell table:style-name="ce47" table:number-columns-repeated="6"/>
          <table:table-cell table:style-name="ce18"/>
          <table:table-cell table:style-name="ce47" table:number-columns-repeated="12"/>
          <table:table-cell table:style-name="ce18"/>
          <table:table-cell table:style-name="ce47"/>
          <table:table-cell table:style-name="ce47" office:value-type="string" calcext:value-type="string">
            <text:p>Mais rescente para mais antiga</text:p>
          </table:table-cell>
          <table:table-cell table:style-name="ce47" table:number-columns-repeated="10"/>
          <table:table-cell table:style-name="ce112"/>
          <table:table-cell table:style-name="ce51" table:number-columns-repeated="989"/>
          <table:table-cell table:style-name="ce43"/>
        </table:table-row>
        <table:table-row table:style-name="ro4">
          <table:table-cell table:number-columns-repeated="1024"/>
        </table:table-row>
        <table:table-row table:style-name="ro3">
          <table:table-cell table:style-name="ce21"/>
          <table:table-cell table:style-name="ce48"/>
          <table:table-cell table:style-name="ce55" office:value-type="string" calcext:value-type="string">
            <text:p>USUARIOS</text:p>
          </table:table-cell>
          <table:table-cell table:style-name="ce48" table:number-columns-repeated="13"/>
          <table:table-cell table:style-name="ce79"/>
          <table:table-cell table:style-name="ce48"/>
          <table:table-cell table:style-name="ce83" table:number-columns-repeated="11"/>
          <table:table-cell table:style-name="ce110" office:value-type="string" calcext:value-type="string" table:number-columns-spanned="4" table:number-rows-spanned="1">
            <text:p>0.1.26</text:p>
          </table:table-cell>
          <table:covered-table-cell table:number-columns-repeated="3" table:style-name="ce83"/>
          <table:table-cell table:style-name="ce113"/>
          <table:table-cell table:number-columns-repeated="990"/>
        </table:table-row>
        <table:table-row table:style-name="ro5">
          <table:table-cell table:style-name="ce27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68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68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NAV</text:p>
          </table:table-cell>
          <table:table-cell table:style-name="ce40" table:number-columns-repeated="5"/>
          <table:table-cell table:style-name="ce53"/>
          <table:table-cell table:style-name="ce40" office:value-type="string" calcext:value-type="string">
            <text:p>/usuarios</text:p>
          </table:table-cell>
          <table:table-cell table:style-name="ce40" table:number-columns-repeated="9"/>
          <table:table-cell table:style-name="ce60" office:value-type="string" calcext:value-type="string" table:number-columns-spanned="2" table:number-rows-spanned="1">
            <text:p>D002</text:p>
          </table:table-cell>
          <table:covered-table-cell table:style-name="ce24"/>
          <table:table-cell table:style-name="ce95" office:value-type="string" calcext:value-type="string" table:number-columns-spanned="14" table:number-rows-spanned="1">
            <text:p>GERAL</text:p>
          </table:table-cell>
          <table:covered-table-cell table:style-name="ce30"/>
          <table:covered-table-cell table:style-name="ce102"/>
          <table:covered-table-cell table:number-columns-repeated="9" table:style-name="ce40"/>
          <table:covered-table-cell table:style-name="ce60"/>
          <table:covered-table-cell table:style-name="ce24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 office:value-type="string" calcext:value-type="string">
            <text:p>Cadastros</text:p>
          </table:table-cell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Listar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8" office:value-type="string" calcext:value-type="string">
            <text:p>POST</text:p>
          </table:table-cell>
          <table:table-cell table:style-name="ce104" office:value-type="string" calcext:value-type="string">
            <text:p>/api/users</text:p>
          </table:table-cell>
          <table:table-cell table:style-name="ce58" table:number-columns-repeated="9"/>
          <table:table-cell table:style-name="ce87" office:value-type="string" calcext:value-type="string" table:number-columns-spanned="2" table:number-rows-spanned="1">
            <text:p>D001</text:p>
          </table:table-cell>
          <table:covered-table-cell table:style-name="ce4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office:value-type="string" calcext:value-type="string">
            <text:p>Usuários</text:p>
          </table:table-cell>
          <table:table-cell table:style-name="ce51" table:number-columns-repeated="3"/>
          <table:table-cell table:style-name="ce31"/>
          <table:table-cell table:style-name="ce58"/>
          <table:table-cell table:style-name="ce51" office:value-type="string" calcext:value-type="string">
            <text:p>Ao clicar, é direcionado para tela de colaboradores que usuário</text:p>
          </table:table-cell>
          <table:table-cell table:style-name="ce51" table:number-columns-repeated="8"/>
          <table:table-cell table:style-name="ce84" table:number-columns-spanned="2" table:number-rows-spanned="1"/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Adicionar novo registro (nickname sempre CPF apenas numeros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está registrado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USERS</text:p>
          </table:table-cell>
          <table:table-cell table:style-name="ce51" table:number-columns-repeated="9"/>
          <table:table-cell table:style-name="ce87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colaboradores/{col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C004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GET</text:p>
          </table:table-cell>
          <table:table-cell table:style-name="ce105" office:value-type="string" calcext:value-type="string">
            <text:p>/api/user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D002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Login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Listar todos dados 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8" office:value-type="string" calcext:value-type="string">
            <text:p>Botao para alterar e liberar a ediçao</text:p>
          </table:table-cell>
          <table:table-cell table:style-name="ce51" table:number-columns-repeated="7"/>
          <table:table-cell table:style-name="ce84" table:number-columns-spanned="2" table:number-rows-spanned="1"/>
          <table:covered-table-cell table:style-name="ce92"/>
          <table:table-cell table:style-name="ce31"/>
          <table:table-cell table:style-name="ce51" office:value-type="string" calcext:value-type="string">
            <text:p>GET</text:p>
          </table:table-cell>
          <table:table-cell table:style-name="ce105" office:value-type="string" calcext:value-type="string">
            <text:p>/api/users/{useId}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D003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(anexo employees-2-view-login)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Visualizar um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9"/>
          <table:table-cell table:style-name="ce84" table:number-columns-spanned="2" table:number-rows-spanned="1"/>
          <table:covered-table-cell table:style-name="ce92"/>
          <table:table-cell table:style-name="ce31"/>
          <table:table-cell table:style-name="ce51" office:value-type="string" calcext:value-type="string">
            <text:p>GET</text:p>
          </table:table-cell>
          <table:table-cell table:style-name="ce105" office:value-type="string" calcext:value-type="string">
            <text:p>/api/users/{useId}/log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D004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Alterar permissão do usuário para Unidade</text:p>
          </table:table-cell>
          <table:table-cell table:style-name="ce51" table:number-columns-repeated="7"/>
          <table:table-cell table:style-name="ce84" office:value-type="string" calcext:value-type="string" table:number-columns-spanned="2" table:number-rows-spanned="1">
            <text:p>D005</text:p>
          </table:table-cell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Lista todos os logs do usuário no banco de dados ordenadas por data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Mais rescente para mais antiga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8" office:value-type="string" calcext:value-type="string">
            <text:p>Reseta a senha, e envia senha temporaria por e-mail</text:p>
          </table:table-cell>
          <table:table-cell table:style-name="ce51" table:number-columns-repeated="7"/>
          <table:table-cell table:style-name="ce84" office:value-type="string" calcext:value-type="string" table:number-columns-spanned="2" table:number-rows-spanned="1">
            <text:p>D005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5" office:value-type="string" calcext:value-type="string">
            <text:p>/api/users/{useId}/companie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D005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8" office:value-type="string" calcext:value-type="string">
            <text:p>Obriga o usuário a redefinir em seu primeiro acesso ao sistema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ualiza permissão do usuário para Unidade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Sempre: Todas Unidades ou Unidade de registr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Atualiza persmissões do usuário</text:p>
          </table:table-cell>
          <table:table-cell table:style-name="ce51" table:number-columns-repeated="7"/>
          <table:table-cell table:style-name="ce84" office:value-type="string" calcext:value-type="string" table:number-columns-spanned="2" table:number-rows-spanned="1">
            <text:p>D005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5" office:value-type="string" calcext:value-type="string">
            <text:p>/api/users/{useId}/password/generate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D005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8" office:value-type="string" calcext:value-type="string">
            <text:p>Atualiza a permissão do usuário (uma por vez)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Reseta a senha do usuário, e envia senha temporaria por e-mail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Obriga o usuário a redefinir em seu primeiro acesso ao sistema</text:p>
          </table:table-cell>
          <table:table-cell table:style-name="ce51" table:number-columns-repeated="9"/>
          <table:table-cell table:style-name="ce87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69" office:value-type="string" calcext:value-type="string">
            <text:p>Atualiza o nickname do usuario (desabilitado)</text:p>
          </table:table-cell>
          <table:table-cell table:style-name="ce70" table:number-columns-repeated="7"/>
          <table:table-cell table:style-name="ce86" office:value-type="string" calcext:value-type="string" table:number-columns-spanned="2" table:number-rows-spanned="1">
            <text:p>D005</text:p>
          </table:table-cell>
          <table:covered-table-cell table:style-name="ce96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5" office:value-type="string" calcext:value-type="string">
            <text:p>/api/users/{useId}/permission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D005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2"/>
          <table:table-cell table:style-name="ce51" office:value-type="string" calcext:value-type="string">
            <text:p>Sempre CPF</text:p>
          </table:table-cell>
          <table:table-cell table:style-name="ce51" table:number-columns-repeated="7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ualiza a permissão do usuário (uma por vez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9"/>
          <table:table-cell table:style-name="ce84" table:number-columns-spanned="2" table:number-rows-spanned="1"/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Ex.: A001 ou A002</text:p>
          </table:table-cell>
          <table:table-cell table:style-name="ce51" table:number-columns-repeated="9"/>
          <table:table-cell table:style-name="ce84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1" office:value-type="string" calcext:value-type="string">
            <text:p>Desativar Usuário</text:p>
          </table:table-cell>
          <table:table-cell table:style-name="ce51" table:number-columns-repeated="7"/>
          <table:table-cell table:style-name="ce84" office:value-type="string" calcext:value-type="string" table:number-columns-spanned="2" table:number-rows-spanned="1">
            <text:p>D005</text:p>
          </table:table-cell>
          <table:covered-table-cell table:style-name="ce92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5" office:value-type="string" calcext:value-type="string">
            <text:p>/api/users/{useId}/nickname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D005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8" office:value-type="string" calcext:value-type="string">
            <text:p>Um colaborador pode estar ativo, e estar inativo em seu usuário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ualiza o nickname do usuario (sempre sera CPF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Default"/>
          <table:table-cell table:style-name="ce58" office:value-type="string" calcext:value-type="string">
            <text:p>Se um colaborador for inativado, tera seu usuário tambem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5" office:value-type="string" calcext:value-type="string">
            <text:p>/api/users/{useId}/status</text:p>
          </table:table-cell>
          <table:table-cell table:style-name="ce51" table:number-columns-repeated="9"/>
          <table:table-cell table:style-name="ce84" office:value-type="string" calcext:value-type="string" table:number-columns-spanned="2" table:number-rows-spanned="1">
            <text:p>D006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Default" table:number-columns-repeated="2"/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Atualiza o status do usuario (true/false)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Default"/>
          <table:table-cell table:style-name="ce51" office:value-type="string" calcext:value-type="string">
            <text:p>Ativar usuário</text:p>
          </table:table-cell>
          <table:table-cell table:style-name="ce51" table:number-columns-repeated="7"/>
          <table:table-cell table:style-name="ce84" office:value-type="string" calcext:value-type="string" table:number-columns-spanned="2" table:number-rows-spanned="1">
            <text:p>D001</text:p>
          </table:table-cell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Necessário ter sido cadastrado o usuário em outro momento para ativar novamente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Default"/>
          <table:table-cell table:style-name="ce58" office:value-type="string" calcext:value-type="string">
            <text:p>Precisa de alguém com permissão de adicionar usuário</text:p>
          </table:table-cell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Um colaborador pode estar ativo, e estar inativo em seu usuári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/>
          <table:table-cell table:style-name="ce58"/>
          <table:table-cell table:style-name="ce51" table:number-columns-repeated="8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Se um colaborador for inativado, automaticamente seu usuário será tambem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101" office:value-type="string" calcext:value-type="string">
            <text:p>GET</text:p>
          </table:table-cell>
          <table:table-cell table:style-name="ce106" office:value-type="string" calcext:value-type="string">
            <text:p>/api/auth</text:p>
          </table:table-cell>
          <table:table-cell table:style-name="ce101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Verifica se usuário está logado, se sim, retorna os dados do usuário logado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107" office:value-type="string" calcext:value-type="string" table:number-columns-spanned="3" table:number-rows-spanned="1">
            <text:p>IMPORTANTE</text:p>
          </table:table-cell>
          <table:covered-table-cell table:number-columns-repeated="2" table:style-name="ce72"/>
          <table:table-cell table:style-name="ce51" table:number-columns-repeated="7"/>
          <table:table-cell table:style-name="ce87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/>
          <table:table-cell table:style-name="ce51" office:value-type="string" calcext:value-type="string">
            <text:p>Sempre que o usuário abrir alguma tela, fazer essa consulta, para </text:p>
          </table:table-cell>
          <table:table-cell table:style-name="ce51" table:number-columns-repeated="9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104"/>
          <table:table-cell table:style-name="ce51" office:value-type="string" calcext:value-type="string">
            <text:p>preencher os dados em tela, e consultar as persmissões que</text:p>
          </table:table-cell>
          <table:table-cell table:style-name="ce51" table:number-columns-repeated="8"/>
          <table:table-cell table:style-name="ce84" table:number-columns-spanned="2" table:number-rows-spanned="1"/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/>
          <table:table-cell table:style-name="ce51" office:value-type="string" calcext:value-type="string">
            <text:p>cada usuário possui</text:p>
          </table:table-cell>
          <table:table-cell table:style-name="ce51" table:number-columns-repeated="9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 office:value-type="string" calcext:value-type="string">
            <text:p>GET</text:p>
          </table:table-cell>
          <table:table-cell table:style-name="ce104" office:value-type="string" calcext:value-type="string">
            <text:p>/api/users/permission/{usePerId}</text:p>
          </table:table-cell>
          <table:table-cell table:style-name="ce51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58" office:value-type="string" calcext:value-type="string">
            <text:p>Verifica se usuário logado possui alguma permissão especifica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18"/>
          <table:table-cell table:style-name="ce47" table:number-columns-repeated="6"/>
          <table:table-cell table:style-name="ce18"/>
          <table:table-cell table:style-name="ce47" table:number-columns-repeated="12"/>
          <table:table-cell table:style-name="ce18"/>
          <table:table-cell table:style-name="ce47"/>
          <table:table-cell table:style-name="ce47" office:value-type="string" calcext:value-type="string">
            <text:p>Utilizada para saber se exibe ou não determinada tela para usuário</text:p>
          </table:table-cell>
          <table:table-cell table:style-name="ce47" table:number-columns-repeated="10"/>
          <table:table-cell table:style-name="ce112"/>
          <table:table-cell table:style-name="ce51" table:number-columns-repeated="989"/>
          <table:table-cell table:style-name="ce43"/>
        </table:table-row>
        <table:table-row table:style-name="ro4">
          <table:table-cell table:number-columns-repeated="1024"/>
        </table:table-row>
        <table:table-row table:style-name="ro3">
          <table:table-cell table:style-name="ce21"/>
          <table:table-cell table:style-name="ce48"/>
          <table:table-cell table:style-name="ce55" office:value-type="string" calcext:value-type="string">
            <text:p>AUTH</text:p>
          </table:table-cell>
          <table:table-cell table:style-name="ce48" table:number-columns-repeated="13"/>
          <table:table-cell table:style-name="ce79"/>
          <table:table-cell table:style-name="ce48"/>
          <table:table-cell table:style-name="ce83" table:number-columns-repeated="11"/>
          <table:table-cell table:style-name="ce110" office:value-type="string" calcext:value-type="string" table:number-columns-spanned="4" table:number-rows-spanned="1">
            <text:p>0.1.28</text:p>
          </table:table-cell>
          <table:covered-table-cell table:number-columns-repeated="3" table:style-name="ce83"/>
          <table:table-cell table:style-name="ce113"/>
          <table:table-cell table:number-columns-repeated="990"/>
        </table:table-row>
        <table:table-row table:style-name="ro5">
          <table:table-cell table:style-name="ce27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68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68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4">
          <table:table-cell table:style-name="ce5"/>
          <table:table-cell table:style-name="ce40" office:value-type="string" calcext:value-type="string">
            <text:p>Login</text:p>
          </table:table-cell>
          <table:table-cell table:style-name="ce40" table:number-columns-repeated="5"/>
          <table:table-cell table:style-name="ce53"/>
          <table:table-cell table:style-name="ce40" office:value-type="string" calcext:value-type="string">
            <text:p>/login</text:p>
          </table:table-cell>
          <table:table-cell table:style-name="ce40" table:number-columns-repeated="9"/>
          <table:table-cell table:style-name="ce60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95" office:value-type="string" calcext:value-type="string" table:number-columns-spanned="14" table:number-rows-spanned="1">
            <text:p>GERAL</text:p>
          </table:table-cell>
          <table:covered-table-cell table:style-name="ce30"/>
          <table:covered-table-cell table:style-name="ce102"/>
          <table:covered-table-cell table:number-columns-repeated="9" table:style-name="ce40"/>
          <table:covered-table-cell table:style-name="ce60"/>
          <table:covered-table-cell table:style-name="ce24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 office:value-type="string" calcext:value-type="string">
            <text:p>Logout</text:p>
          </table:table-cell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8" office:value-type="string" calcext:value-type="string">
            <text:p>senha / (nickname) = CPF-tipo_de_login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8" office:value-type="string" calcext:value-type="string">
            <text:p>POST</text:p>
          </table:table-cell>
          <table:table-cell table:style-name="ce104" office:value-type="string" calcext:value-type="string">
            <text:p>/auth/login</text:p>
          </table:table-cell>
          <table:table-cell table:style-name="ce58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 office:value-type="string" calcext:value-type="string">
            <text:p>Reset Password</text:p>
          </table:table-cell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resetar-senha</text:p>
          </table:table-cell>
          <table:table-cell table:style-name="ce51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31"/>
          <table:table-cell table:style-name="ce51"/>
          <table:table-cell table:style-name="ce58" office:value-type="string" calcext:value-type="string">
            <text:p>Realiza login na plataforma</text:p>
          </table:table-cell>
          <table:table-cell table:style-name="ce51" table:number-columns-repeated="10"/>
          <table: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Usuário solicita nova senha</text:p>
          </table:table-cell>
          <table:table-cell table:style-name="ce51" table:number-columns-repeated="9"/>
          <table:table-cell table:style-name="ce92"/>
          <table:table-cell table:style-name="ce31"/>
          <table:table-cell table:style-name="ce51"/>
          <table:table-cell table:style-name="ce58" office:value-type="string" calcext:value-type="string">
            <text:p>senha / (nickname) = CPF-tipo_de_login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atualizar-senha</text:p>
          </table:table-cell>
          <table:table-cell table:style-name="ce51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58"/>
          <table:table-cell table:style-name="ce31"/>
          <table:table-cell table:style-name="ce58" office:value-type="string" calcext:value-type="string">
            <text:p>POST</text:p>
          </table:table-cell>
          <table:table-cell table:style-name="ce104" office:value-type="string" calcext:value-type="string">
            <text:p>/auth/logout</text:p>
          </table:table-cell>
          <table:table-cell table:style-name="ce58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Usuário digita senha temporaria enviado pelo e-mail</text:p>
          </table:table-cell>
          <table:table-cell table:style-name="ce51" table:number-columns-repeated="9"/>
          <table:table-cell table:style-name="ce92"/>
          <table:table-cell table:style-name="ce31"/>
          <table:table-cell table:style-name="ce51"/>
          <table:table-cell table:style-name="ce58" office:value-type="string" calcext:value-type="string">
            <text:p>Realiza logout na plataforma</text:p>
          </table:table-cell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Escolhe nova senha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51" office:value-type="string" calcext:value-type="string">
            <text:p>PATCH</text:p>
          </table:table-cell>
          <table:table-cell table:style-name="ce105" office:value-type="string" calcext:value-type="string">
            <text:p>/api/users/password/reset</text:p>
          </table:table-cell>
          <table:table-cell table:style-name="ce51" table:number-columns-repeated="9"/>
          <table:table-cell table:style-name="ce87" office:value-type="float" office:value="0" calcext:value-type="float" table:number-columns-spanned="2" table:number-rows-spanned="1">
            <text:p>0000</text:p>
          </table:table-cell>
          <table:covered-table-cell table:style-name="ce92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 office:value-type="string" calcext:value-type="string">
            <text:p>/logout</text:p>
          </table:table-cell>
          <table:table-cell table:style-name="ce51" table:number-columns-repeated="10"/>
          <table:table-cell table:style-name="ce58"/>
          <table:table-cell table:style-name="ce31"/>
          <table:table-cell table:style-name="ce51"/>
          <table:table-cell table:style-name="ce105"/>
          <table:table-cell table:style-name="ce51" table:number-columns-repeated="10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31"/>
          <table:table-cell table:style-name="ce51"/>
          <table:table-cell table:style-name="ce58"/>
          <table:table-cell table:style-name="ce51" table:number-columns-repeated="4"/>
          <table:table-cell table:style-name="ce31"/>
          <table:table-cell table:style-name="ce58"/>
          <table:table-cell table:style-name="ce51" office:value-type="string" calcext:value-type="string">
            <text:p>Destoi o cookies e token</text:p>
          </table:table-cell>
          <table:table-cell table:style-name="ce51" table:number-columns-repeated="9"/>
          <table:table-cell table:style-name="ce58"/>
          <table:table-cell table:style-name="ce31"/>
          <table:table-cell table:style-name="ce101" office:value-type="string" calcext:value-type="string">
            <text:p>JWT</text:p>
          </table:table-cell>
          <table:table-cell table:style-name="ce106" office:value-type="string" calcext:value-type="string">
            <text:p>Integração com token e crypto-js</text:p>
          </table:table-cell>
          <table:table-cell table:style-name="ce101" table:number-columns-repeated="9"/>
          <table:table-cell table:style-name="ce51"/>
          <table:table-cell table:style-name="ce116"/>
          <table:table-cell table:style-name="ce51" table:number-columns-repeated="989"/>
          <table:table-cell table:style-name="ce43"/>
        </table:table-row>
        <table:table-row table:style-name="ro4">
          <table:table-cell table:style-name="ce18"/>
          <table:table-cell table:style-name="ce47" table:number-columns-repeated="6"/>
          <table:table-cell table:style-name="ce18"/>
          <table:table-cell table:style-name="ce47" table:number-columns-repeated="12"/>
          <table:table-cell table:style-name="ce18"/>
          <table:table-cell table:style-name="ce47" table:number-columns-repeated="12"/>
          <table:table-cell table:style-name="ce112"/>
          <table:table-cell table:style-name="ce51" table:number-columns-repeated="989"/>
          <table:table-cell table:style-name="ce43"/>
        </table:table-row>
        <table:table-row table:style-name="ro4" table:number-rows-repeated="111">
          <table:table-cell table:number-columns-repeated="1024"/>
        </table:table-row>
        <table:table-row table:style-name="ro6" table:number-rows-repeated="104827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Step 2'.A1:'Step 2'.R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2:14:20.918895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8:07:45.434999880</meta:creation-date>
    <dc:date>2022-03-03T12:43:53.141176810</dc:date>
    <meta:editing-duration>PT5H56M35S</meta:editing-duration>
    <meta:editing-cycles>58</meta:editing-cycles>
    <meta:generator>LibreOffice/7.1.7.2$Linux_X86_64 LibreOffice_project/10$Build-2</meta:generator>
    <meta:document-statistic meta:table-count="1" meta:cell-count="476" meta:object-count="0"/>
  </office:meta>
</office:document-meta>
</file>